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language="ru" fo:country="RU"/>
    </style:style>
    <style:style style:name="P3" style:family="paragraph" style:parent-style-name="Text_20_body">
      <style:text-properties fo:language="ru" fo:country="RU" fo:font-weight="bold" style:font-weight-asian="bold" style:font-weight-complex="bold"/>
    </style:style>
    <style:style style:name="P4" style:family="paragraph" style:parent-style-name="Text_20_body">
      <style:text-properties fo:language="ru" fo:country="RU" fo:background-color="#ffff00"/>
    </style:style>
    <style:style style:name="P5" style:family="paragraph" style:parent-style-name="Text_20_body">
      <style:text-properties fo:language="ru" fo:country="RU" fo:font-weight="normal" style:font-weight-asian="normal" style:font-weight-complex="normal"/>
    </style:style>
    <style:style style:name="P6" style:family="paragraph" style:parent-style-name="Text_20_body">
      <style:text-properties fo:language="ru" fo:country="RU" fo:font-weight="normal" fo:background-color="#ffff00" style:font-weight-asian="normal" style:font-weight-complex="normal"/>
    </style:style>
    <style:style style:name="P7" style:family="paragraph" style:parent-style-name="Text_20_body">
      <style:text-properties fo:language="en" fo:country="US" fo:font-weight="bold" style:font-weight-asian="bold" style:font-weight-complex="bold"/>
    </style:style>
    <style:style style:name="P8" style:family="paragraph" style:parent-style-name="Text_20_body">
      <style:paragraph-properties fo:break-before="page"/>
      <style:text-properties fo:language="ru" fo:country="RU" fo:font-weight="normal" style:font-weight-asian="normal" style:font-weight-complex="normal"/>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language="ru" fo:country="RU"/>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language="uk" fo:country="UA"/>
    </style:style>
    <style:style style:name="T10" style:family="text">
      <style:text-properties fo:language="uk" fo:country="UA"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Cross platform development (s</text:span>peech<text:span text:style-name="T1">)</text:span></text:h>
      <text:p text:style-name="Text_20_body"><text:span text:style-name="T1"/></text:p>
      <text:p text:style-name="P1"><text:span text:style-name="T1">[Slide1] </text:span><text:span text:style-name="T6">Добрый вечер. Меня зовут Додатко Александр. Я — </text:span><text:span text:style-name="T2">junior developer ApriorIT. </text:span><text:span text:style-name="T6">В сегодняшней лекции речь пойдет о разработке кроссплатформенных приложений. Также будет сделан обзор библиотек </text:span><text:span text:style-name="T2">STL </text:span><text:span text:style-name="T6">и</text:span><text:span text:style-name="T2"> BOOST.</text:span></text:p>
      <text:p text:style-name="Text_20_body"><text:span text:style-name="T1"/></text:p>
      <text:p text:style-name="Text_20_body"><text:span text:style-name="T1"/></text:p>
      <text:p text:style-name="P1"><text:span text:style-name="T1">[Slide</text:span><text:span text:style-name="T5">2</text:span><text:span text:style-name="T1">] </text:span><text:span text:style-name="T6">Итак, разберемся для начала, что такое платформа. Единого определения этого термина нет. Наиболее удачными являются следующие : </text:span><text:span text:style-name="T1">[</text:span><text:span text:style-name="T5">прочитать со слайда</text:span><text:span text:style-name="T1">]</text:span></text:p>
      <text:p text:style-name="P1"><text:span text:style-name="T1"/></text:p>
      <text:p text:style-name="P1"><text:span text:style-name="T1"/></text:p>
      <text:p text:style-name="P1"><text:span text:style-name="T1">[slide3] </text:span><text:span text:style-name="T6">Рассмотрим структуру взаимодействия кроссплатформенного приложения с ОС и оборудованием.[</text:span><text:span text:style-name="T5">объяснить схему</text:span><text:span text:style-name="T6">]</text:span></text:p>
      <text:p text:style-name="Text_20_body"><text:span text:style-name="T1"/></text:p>
      <text:p text:style-name="Text_20_body"><text:span text:style-name="T1"/></text:p>
      <text:p text:style-name="P1"><text:span text:style-name="T1">[slide</text:span><text:span text:style-name="T5">4</text:span><text:span text:style-name="T1">] </text:span><text:span text:style-name="T6">При этом платформа не означает использования какого-либо конкретного языка, как могло бы показаться </text:span></text:p>
      <text:p text:style-name="Text_20_body"><text:span text:style-name="T1"/></text:p>
      <text:p text:style-name="Text_20_body"><text:span text:style-name="T3">[slide5]</text:span><text:span text:style-name="T1"> </text:span><text:span text:style-name="T5">Как известно, операционные системы не поддерживают всего разнообразия аппаратных платформ. Рассмотрим наиболее распространенные комбинации </text:span><text:span text:style-name="T3">[</text:span><text:span text:style-name="T7">объяснить диаграмму</text:span><text:span text:style-name="T3">]</text:span></text:p>
      <text:p text:style-name="Text_20_body"><text:span text:style-name="T1"/></text:p>
      <text:p text:style-name="Text_20_body"><text:span text:style-name="T1"/></text:p>
      <text:p text:style-name="Text_20_body"><text:span text:style-name="T7">[slide6]</text:span><text:span text:style-name="T1"> </text:span><text:span text:style-name="T5">При разработке любого приложения очень важным является вопрос разработки его архитектуры. К кроссплатформенным приложениям в этом плане предъявляются особенные требования.</text:span></text:p>
      <text:p text:style-name="Text_20_body"><text:span text:style-name="T1"/></text:p>
      <text:p text:style-name="Text_20_body"><text:span text:style-name="T1"/></text:p>
      <text:p text:style-name="P1"><text:span text:style-name="T1">[slide7] </text:span><text:span text:style-name="T6">Каким же образом возможно учесть особенности всех платформ при разработке </text:span><text:span text:style-name="T2">PlatformCompatibilityLayer? </text:span><text:span text:style-name="T6">В этом нам помогут директивы препроцессора. Они же директивы условной компиляции.</text:span></text:p>
      <text:p text:style-name="Text_20_body"><text:span text:style-name="T1"/></text:p>
      <text:p text:style-name="Text_20_body"><text:span text:style-name="T1"/></text:p>
      <text:p text:style-name="P1"><text:span text:style-name="T1">[slide</text:span><text:span text:style-name="T5">8</text:span><text:span text:style-name="T1">] </text:span><text:span text:style-name="T6">С вопросом «Как» мы более-менее разобрались ( или еще не совсем? :) можете задать вопросы по этой части лекции). </text:span></text:p>
      <text:p text:style-name="P1"><text:span text:style-name="T6">Тем-не-менее, следует еще определить что следует выносить в <text:s/></text:span><text:span text:style-name="T2">PlatformCompatibilityLayer.</text:span></text:p>
      <text:p text:style-name="P7">[<text:span text:style-name="T5">объяснить </text:span>mindmap]</text:p>
      <text:p text:style-name="Text_20_body"><text:span text:style-name="T1"/></text:p>
      <text:p text:style-name="Text_20_body"><text:span text:style-name="T1"/></text:p>
      <text:p text:style-name="P1"><text:soft-page-break/><text:span text:style-name="T1">[slide9] </text:span><text:span text:style-name="T6">Исторически сложилось 2 основных подхода к организации памяти — </text:span><text:span text:style-name="T2">BigEndian, LittleEndian. </text:span><text:span text:style-name="T6">Этот термин позаимствован из «Приключений Гулливера» и не имел отношения к информатике.</text:span></text:p>
      <text:p text:style-name="Text_20_body"><text:span text:style-name="T1">BigEndian – </text:span><text:span text:style-name="T5">это порядок байт, привычный для человека. Старшие разряды предшетсвуют младшим. Он используется в </text:span><text:span text:style-name="T3">[</text:span><text:span text:style-name="T7">прочитать со слайда</text:span><text:span text:style-name="T3">]</text:span></text:p>
      <text:p text:style-name="Text_20_body"><text:span text:style-name="T1"/></text:p>
      <text:p text:style-name="Text_20_body"><text:span text:style-name="T1"/></text:p>
      <text:p text:style-name="P1"><text:span text:style-name="T1">[slide10] </text:span><text:span text:style-name="T6"><text:s/></text:span><text:span text:style-name="T2">LittleEndian </text:span><text:span text:style-name="T6">используется в широко распространенных компьютерах </text:span><text:span text:style-name="T2">intel x86. </text:span><text:span text:style-name="T6">(* В том числе, и в этом компьютере. *).</text:span></text:p>
      <text:p text:style-name="Text_20_body"><text:span text:style-name="T1"/></text:p>
      <text:p text:style-name="Text_20_body"><text:span text:style-name="T1"/></text:p>
      <text:p text:style-name="P2"><text:span text:style-name="T3">[slide1</text:span><text:span text:style-name="T8">1</text:span><text:span text:style-name="T3">] </text:span>Исходя из описания этих стандартов, очень просто определить программно какой из них используется.</text:p>
      <text:p text:style-name="Text_20_body"><text:span text:style-name="T1"/></text:p>
      <text:p text:style-name="Text_20_body"><text:span text:style-name="T1"/></text:p>
      <text:p text:style-name="P2"><text:span text:style-name="T8">[slide12] </text:span><text:span text:style-name="T4">Следующим важным аспектом кроссплатформенной разработки является использование одного или нескольких компиляторов. Несмотря на наличие стандарта, они имеют некоторые отличия, что сказывается на написании кода. </text:span><text:span text:style-name="T8">[объяснить таблицу]</text:span></text:p>
      <text:p text:style-name="Text_20_body"><text:span text:style-name="T1"/></text:p>
      <text:p text:style-name="Text_20_body"><text:span text:style-name="T1"/></text:p>
      <text:p text:style-name="P2"><text:span text:style-name="T3">[slide1</text:span><text:span text:style-name="T8">3</text:span><text:span text:style-name="T3">] </text:span><text:span text:style-name="T4">Версия компилятора </text:span><text:span text:style-name="T2">GCC </text:span><text:span text:style-name="T4">определяется аналогично версиям других программных продуктов. Это </text:span><text:span text:style-name="T2">major, minor, patch versions. </text:span><text:span text:style-name="T4">Например, </text:span><text:span text:style-name="T8">[пример]</text:span><text:span text:style-name="T4">. </text:span></text:p>
      <text:p text:style-name="P2">Для компиляторов <text:span text:style-name="T1">Microsoft </text:span>обозначения версий несколько отличаются. <text:span text:style-name="T8">[пример]</text:span></text:p>
      <text:p text:style-name="Text_20_body"><text:span text:style-name="T1"/></text:p>
      <text:p text:style-name="Text_20_body"><text:span text:style-name="T1"/></text:p>
      <text:p text:style-name="Text_20_body"><text:span text:style-name="T3">[slide14] </text:span><text:span text:style-name="T6">Многие приложения взаимодействуют с другими приложениями и передают им данные. Через сеть, через порты </text:span><text:span text:style-name="T2">(USB, COM), </text:span><text:span text:style-name="T6">через файлы. При этом структуры данных, используемые вашей программой должны соответствовать структурам данных извне. Кажущееся соответствие может быть разрушено компилятором, осуществляющим выравнивание данных для ускорения операций. Для управления этим процессом используются следующие директивы компилятора. </text:span><text:span text:style-name="T7">[разобрать пример] <text:s/></text:span></text:p>
      <text:p text:style-name="Text_20_body"><text:span text:style-name="T7"/></text:p>
      <text:p text:style-name="Text_20_body"><text:span text:style-name="T3">[slide1</text:span><text:span text:style-name="T7">5</text:span><text:span text:style-name="T3">] <text:s/></text:span><text:span text:style-name="T7">[разобрать пример] <text:s/></text:span></text:p>
      <text:p text:style-name="P2"><text:span text:style-name="T2"/></text:p>
      <text:p text:style-name="P2"><text:span text:style-name="T2"/></text:p>
      <text:p text:style-name="P4"><text:span text:style-name="T4"/></text:p>
      <text:p text:style-name="P2"><text:span text:style-name="T3">[slide1</text:span><text:span text:style-name="T8">6</text:span><text:span text:style-name="T3">] </text:span><text:span text:style-name="T4">Перейдем к обзору стандартной библиотеки </text:span><text:span text:style-name="T2">C++ - STL. </text:span><text:span text:style-name="T4">Эта библиотека входит в стандарт С++. Следовательно, её можно использовать для всех задач, решаемых с помощью С++ (* исключение — разработка драйверов, операционных систем, </text:span><text:span text:style-name="T2">embedded development</text:span><text:span text:style-name="T4"> *)</text:span></text:p>
      <text:p text:style-name="Text_20_body"><text:span text:style-name="T1"/></text:p>
      <text:p text:style-name="P2">Основными элементами <text:span text:style-name="T1">STL </text:span>являются <text:span text:style-name="T3">[</text:span><text:span text:style-name="T8">прочитать со слайда</text:span><text:span text:style-name="T3">]</text:span></text:p>
      <text:p text:style-name="P2"><text:soft-page-break/><text:span text:style-name="T3">[slide17] </text:span><text:span text:style-name="T4">В состав </text:span><text:span text:style-name="T2">STL </text:span><text:span text:style-name="T4">входят такие контейнеры </text:span><text:span text:style-name="T3">[</text:span><text:span text:style-name="T8">прочитать со слайда</text:span><text:span text:style-name="T3">]</text:span></text:p>
      <text:p text:style-name="P2"><text:span text:style-name="T3"/></text:p>
      <text:p text:style-name="P2"><text:span text:style-name="T3"/></text:p>
      <text:p text:style-name="P2"><text:span text:style-name="T8">[slide18] </text:span><text:span text:style-name="T4">Согласно определению Э.Гамма из «банды четырёх», «итератор предоставляет способ последовательного доступа ко всем элементам составного объекта, не раскрывая его внутреннего представления». </text:span></text:p>
      <text:p text:style-name="P2"><text:span text:style-name="T4">Это особенно актуально для сложных структур данных, таких как деревья и графы.</text:span></text:p>
      <text:p text:style-name="P5">Существуют различные реализации этого шаблона проектирования <text:span text:style-name="T1">(design pattern). </text:span>Наиболее распространенными являются <text:span text:style-name="T3">[</text:span><text:span text:style-name="T8">объяснить иллюстрации</text:span><text:span text:style-name="T3">]</text:span></text:p>
      <text:p text:style-name="P5"><text:span text:style-name="T1"/></text:p>
      <text:p text:style-name="P5"><text:span text:style-name="T1"/></text:p>
      <text:p text:style-name="P5"><text:span text:style-name="T3">[slide1</text:span><text:span text:style-name="T8">9</text:span><text:span text:style-name="T3">] </text:span>В <text:span text:style-name="T1">STL </text:span>выделяют такие виды итераторов. На следующем слайде представлено их более детальное описание. </text:p>
      <text:p text:style-name="P5"><text:span text:style-name="T3">[slide</text:span><text:span text:style-name="T8">20</text:span><text:span text:style-name="T3">]</text:span></text:p>
      <text:p text:style-name="P5"/>
      <text:p text:style-name="P5"><text:span text:style-name="T1"/></text:p>
      <text:p text:style-name="P5"><text:span text:style-name="T1"/></text:p>
      <text:p text:style-name="P5"><text:span text:style-name="T8">[slide21] </text:span>Существуют также константные итераторы, не позволяющие изменять своего содержимого, обратные (реверсивные) и <text:span text:style-name="T1">insert </text:span>итераторы. Их мы рассмотрим далее. Реверсивные итераторы аналогичны обычным, но обходят контейнер в обратном порядке.</text:p>
      <text:p text:style-name="P3"><text:span text:style-name="T1">[</text:span>объяснить иллюстрации<text:span text:style-name="T1">]</text:span></text:p>
      <text:p text:style-name="P5"><text:span text:style-name="T1"/></text:p>
      <text:p text:style-name="P5"><text:span text:style-name="T1"/></text:p>
      <text:p text:style-name="P5"><text:span text:style-name="T8">[slide22] </text:span><text:span text:style-name="T3">Back insert iterator </text:span>аналогичен по своим целям с <text:span text:style-name="T3">input iterator </text:span>однако вместо модификации существующих элементов с его помощью добавляются новые. Можно сказать, что <text:span text:style-name="T3">Back insert iterator </text:span>указывает на еще не созданные элементы контейнера.</text:p>
      <text:p text:style-name="P5"><text:span text:style-name="T3">[slide2</text:span><text:span text:style-name="T8">3</text:span><text:span text:style-name="T3">]</text:span></text:p>
      <text:p text:style-name="P5"><text:span text:style-name="T1"/></text:p>
      <text:p text:style-name="P5"><text:span text:style-name="T1"/></text:p>
      <text:p text:style-name="P5"><text:span text:style-name="T8">[slide24] </text:span>Еще одной из типовых задач является удаление элементов, удовлетворяющих определенному условию, из контейнера. <text:span text:style-name="T1">(* </text:span>Для СУБД это решается командой <text:span text:style-name="T1">REMOVE FROM, </text:span>однако для <text:span text:style-name="T1">STL </text:span>контейнеров такого же простого<text:span text:style-name="T1">*). </text:span>Эта задача решается с помощью двух алгоритмов : <text:span text:style-name="T1">erase, remove. </text:span><text:span text:style-name="T8">[рассмотреть пример]</text:span><text:span text:style-name="T1"> </text:span></text:p>
      <text:p text:style-name="P5"><text:span text:style-name="T8">[slide25]</text:span></text:p>
      <text:p text:style-name="P5"><text:span text:style-name="T1"/></text:p>
      <text:p text:style-name="P5"><text:span text:style-name="T1"/></text:p>
      <text:p text:style-name="P5"><text:span text:style-name="T3">[slide2</text:span><text:span text:style-name="T8">6</text:span><text:span text:style-name="T3">] </text:span>Для более удобной навигации по контейнеру существуют функции <text:span text:style-name="T3">advanve, distance. </text:span>Они менее удобны, нежели оператор + и -, однако доступны для <text:span text:style-name="T8">ЛЮБЫХ </text:span>итераторов.</text:p>
      <text:p text:style-name="P5"><text:span text:style-name="T1"/></text:p>
      <text:p text:style-name="P5"><text:span text:style-name="T1"/></text:p>
      <text:p text:style-name="P8"><text:span text:style-name="T8">[slide27] </text:span><text:span text:style-name="T3">STL </text:span>включает в себя достаточно большое количество алгоритмов. Мне наиболее часто приходилось использовать следующие из них <text:span text:style-name="T3">[</text:span><text:span text:style-name="T8">прочитать со слайда</text:span><text:span text:style-name="T3">]</text:span><text:span text:style-name="T8"> </text:span></text:p>
      <text:p text:style-name="P5"/>
      <text:p text:style-name="P5"/>
      <text:p text:style-name="P5"><text:span text:style-name="T3">[slide2</text:span><text:span text:style-name="T8">8</text:span><text:span text:style-name="T3">] </text:span><text:span text:style-name="T9">при программировании на С++ проблема управления ресурсами становится особенно актуальной. Для </text:span>управления памятью удобно использовать умные указатели. Это обертки над обычными указателями, определяющие владельца объектом и удаляющие его в своем деструкторе. Причиной утечки памяти чаще всего являются ошибки программиста (забыл очистить память) и исключительные ситуации <text:span text:style-name="T1">(</text:span><text:span text:style-name="T3">exception</text:span><text:span text:style-name="T1">).</text:span></text:p>
      <text:p text:style-name="P5">Рассмотрим виды указателей и их особенности.</text:p>
      <text:p text:style-name="P5"><text:span text:style-name="T3">[slide29] </text:span></text:p>
      <text:p text:style-name="P5"><text:span text:style-name="T3">[slide</text:span><text:span text:style-name="T8">30</text:span><text:span text:style-name="T3">] </text:span></text:p>
      <text:p text:style-name="P5"><text:span text:style-name="T1"/></text:p>
      <text:p text:style-name="P5"><text:span text:style-name="T1"/></text:p>
      <text:p text:style-name="P6">??????? Перерыв 15мин. ???????</text:p>
      <text:p text:style-name="P5"><text:span text:style-name="T3">[slide31] </text:span><text:span text:style-name="T1">П</text:span>ерейдем к обзору библиотеки <text:span text:style-name="T3">boost</text:span><text:span text:style-name="T1">. </text:span>Это огромная библиотека готовых полезных классов для С++. Большинство ее модулей шаблонные и не требуют сборки библиотек. (*то есть, можно скачать и сразу использовать *). Перед тем как начать писать какой-нибудь вспомогательный класс, советую заглянуть в <text:span text:style-name="T1">boost. </text:span>Наверняка там это уже реализовано.</text:p>
      <text:p text:style-name="P5">Вот далеко не полный список того что там есть <text:span text:style-name="T8">[прочитать со слайда]</text:span><text:span text:style-name="T3"> </text:span></text:p>
      <text:p text:style-name="P5"><text:span text:style-name="T1"/></text:p>
      <text:p text:style-name="P5"><text:span text:style-name="T1"/></text:p>
      <text:p text:style-name="P5"><text:span text:style-name="T8">[slide32] </text:span>Рассмотрим <text:span text:style-name="T3">lambda </text:span>выражения. Это средства, позволяющие создавать функционалы на основе имеющихся функционалов, свободных функций и функций-членов классов. Рассмотрим задачу <text:span text:style-name="T8">[прочитать со слайда]</text:span><text:span text:style-name="T3"> </text:span>и ее решение с помощью <text:span text:style-name="T1">STL</text:span><text:span text:style-name="T3">. </text:span>Как видим, оно является несколько громоздким, так как требует создание нового класса, хоть и простого.</text:p>
      <text:p text:style-name="P5"><text:span text:style-name="T1"/></text:p>
      <text:p text:style-name="P5"><text:span text:style-name="T1"/></text:p>
      <text:p text:style-name="P5"><text:span text:style-name="T8">[slide33] </text:span><text:span text:style-name="T3">Lambda-</text:span>выражения позволяют адаптировать существующий код (в данном случае, оператор сравнения) к необходимому интерфейсу. В <text:span text:style-name="T1">boost </text:span>существует 2 средства работы с <text:s/><text:span text:style-name="T3">Lambda-</text:span>выражениями. - <text:span text:style-name="T3">boost::bind, boost::lambda. </text:span>Первый имеет более строгий синтаксис, в то время как второй пытается имитировать синтаксис С++ и считается более понятным.</text:p>
      <text:p text:style-name="P5"><text:span text:style-name="T1"/></text:p>
      <text:p text:style-name="P5"/>
      <text:p text:style-name="P5"><text:span text:style-name="T8">[slide34] </text:span><text:span text:style-name="T3">Lambda-</text:span>выражения используются в наших проектах при создании и использовании стражей ресурсов. </text:p>
      <text:p text:style-name="P5"><text:span text:style-name="T8">[slide35]</text:span></text:p>
      <text:p text:style-name="P5"/>
      <text:p text:style-name="P5"/>
      <text:p text:style-name="P8"><text:span text:style-name="T8">[slide36] </text:span>Также их удобно использовать при переборе элементов контейнера в комбинации с циклом <text:span text:style-name="T3">for</text:span><text:span text:style-name="T1">_</text:span><text:span text:style-name="T3">each</text:span><text:span text:style-name="T1">. </text:span>Однако в <text:span text:style-name="T3">boost </text:span>есть отдельный макрос для организации подобного перебора — <text:span text:style-name="T3">BOOST_FOREACH</text:span><text:span text:style-name="T1">. </text:span>Он похож на аналогичные конструкции из <text:span text:style-name="T1">C# </text:span>и <text:span text:style-name="T1">Python.</text:span></text:p>
      <text:p text:style-name="P5"/>
      <text:p text:style-name="P5"/>
      <text:p text:style-name="P5"><text:span text:style-name="T8">[slide37] </text:span>Также важным аспектом являются используемые средства разработки. Вот некоторые из них <text:span text:style-name="T3">[</text:span><text:span text:style-name="T8">перечислить</text:span><text:span text:style-name="T3">]</text:span></text:p>
      <text:p text:style-name="P5">Самым переносимым вариантом является использование <text:span text:style-name="T3">makefile </text:span>однако этот вариант также и наиболее сложен.</text:p>
      <text:p text:style-name="P5"/>
      <text:p text:style-name="P5"/>
      <text:p text:style-name="P5"><text:span text:style-name="T8">[slide38] </text:span>Спасибо за внимание<text:span text:style-name="T8">.</text:span></text:p>
      <text:p text:style-name="P5"/>
      <text:p text:style-name="P5"/>
      <text:p text:style-name="P5"/>
      <text:p text:style-name="P5"/>
      <text:p text:style-name="P3">Занавес, </text:p>
      <text:p text:style-name="P3">апплодисменты, </text:p>
      <text:p text:style-name="P3">выступление на бис.</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3T14:30:06.98</meta:creation-date>
    <dc:date>2010-03-03T18:29:37.51</dc:date>
    <meta:editing-duration>PT03H57M08S</meta:editing-duration>
    <meta:editing-cycles>292</meta:editing-cycles>
    <meta:generator>OpenOffice.org/3.2$Win32 OpenOffice.org_project/320m12$Build-9483</meta:generator>
    <meta:document-statistic meta:table-count="0" meta:image-count="0" meta:object-count="0" meta:page-count="5" meta:paragraph-count="54" meta:word-count="910" meta:character-count="7182"/>
  </office:meta>
</office:document-meta>
</file>